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76d04" officeooo:paragraph-rsid="00076d04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7 / 573 = 0.0122</text:p>
      <text:p text:style-name="Preformatted_20_Text">Title, Flying Goat Pose.</text:p>
      <text:p text:style-name="Preformatted_20_Text">With that rear leg lifted, index fingers growing out of your skull<text:span text:style-name="T2">.</text:span></text:p>
      <text:p text:style-name="Preformatted_20_Text">Straighten that standing 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Generous Electric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5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, there was a history.</text:p>
      <text:p text:style-name="Preformatted_20_Text">The fitness center in Boston, where we practiced itself,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it.</text:p>
      <text:p text:style-name="Preformatted_20_Text">In a nod to one third of the company that worked in Boston, they promised to install</text:p>
      <text:p text:style-name="Preformatted_20_Text">a salad bar in our cafeteria.</text:p>
      <text:p text:style-name="Preformatted_20_Text">Since Cincinnati employees paid use fees for the fitness center, we guessed the company</text:p>
      <text:p text:style-name="Preformatted_20_Text">believed all was fair.</text:p>
      <text:p text:style-name="Preformatted_20_Text"><text:span text:style-name="T2">They're</text:span> <text:span text:style-name="T2">in</text:span> <text:span text:style-name="T2">suit</text:span> <text:span text:style-name="T2">or</text:span> ruckus.</text:p>
      <text:p text:style-name="Preformatted_20_Text">When the dust settled, we got a fitness center, but we would not get a pool, and the 45 minute</text:p>
      <text:p text:style-name="Preformatted_20_Text">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,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 hour and 15 minute lunch hour.</text:p>
      <text:p text:style-name="Preformatted_20_Text">And sometime in the late 1990s, we began yoga classes.</text:p>
      <text:p text:style-name="Preformatted_20_Text">We never forgot the salad bar, and we used an hour and 15 minutes to make a 45 minute</text:p>
      <text:p text:style-name="Preformatted_20_Text">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<text:soft-page-break/>One of our family was not practicing community yoga.</text:p>
      <text:p text:style-name="Preformatted_20_Text">Mark had begun teaching this class a few years previously.</text:p>
      <text:p text:style-name="Preformatted_20_Text">He began to think.</text:p>
      <text:p text:style-name="Preformatted_20_Text"><text:span text:style-name="T2">Sound</text:span> like a good old shaming,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Also</text:span> <text:span text:style-name="T2">rest</text:span>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8T12:39:15.447000000</dc:date>
    <meta:editing-duration>PT1H15M49S</meta:editing-duration>
    <meta:editing-cycles>1</meta:editing-cycles>
    <meta:document-statistic meta:table-count="0" meta:image-count="0" meta:object-count="0" meta:page-count="2" meta:paragraph-count="63" meta:word-count="587" meta:character-count="3164" meta:non-whitespace-character-count="2640"/>
  </office:meta>
</office:document-meta>
</file>